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18.00pt" fo:text-indent="0.00p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rialization:</text:span></text:p>
      <text:list text:style-name="L2">
        <text:list-item>
          <text:p text:style-name="P2"><text:span text:style-name="T1">Java Serialization API allows us to convert an Object to stream that we can send over the network or save it as<text:s text:c="2"/>file or store in DB for later usage. Deserialization is the process of converting Object stream to actual Java<text:s text:c="2"/>Object to be used in our program. </text:span></text:p>
        </text:list-item>
        <text:list-item>
          <text:p text:style-name="P2"><text:span text:style-name="T1">Java provides a mechanism, called object serialization where an object can be represented as a sequence of bytes<text:s text:c="2"/>that includes the object's data as well as information about the object's type and the types of data stored in the<text:s text:c="2"/>object.</text:span></text:p>
        </text:list-item>
        <text:list-item>
          <text:p text:style-name="P2"><text:span text:style-name="T1">After a serialized object has been written into a file, it can be read from the file and deserialized that is, the<text:s text:c="2"/>type information and bytes that represent the object and its data can be used to recreate the object in memory.</text:span></text:p>
        </text:list-item>
        <text:list-item>
          <text:p text:style-name="P2"><text:span text:style-name="T1">Most impressive is that the entire process is JVM independent, meaning an object can be serialized on one platform<text:s text:c="2"/>and deserialized on an entirely different platform.</text:span></text:p>
        </text:list-item>
        <text:list-item>
          <text:p text:style-name="P2"><text:span text:style-name="T1">Classes ObjectInputStream and ObjectOutputStream are high-level streams that contain the methods for serializing<text:s text:c="2"/>and deserializing an object.</text:span></text:p>
        </text:list-item>
      </text:list>
      <text:p text:style-name="P3"><text:span text:style-name="T1">Writing serialized object to a file: </text:span></text:p>
      <text:p text:style-name="P3"><text:span text:style-name="T1">1.Make a<text:s/></text:span><text:span text:style-name="T2">FileOutputstream - Connection stream -<text:s text:c="3"/>represents the connection to the source or destination file.</text:span><text:span text:style-name="T3"/></text:p>
      <text:p text:style-name="P4"><text:span text:style-name="T3"><text:tab/><text:tab/>FileOutputstream f<text:s text:c="2"/>= new<text:s/></text:span><text:span text:style-name="T4">FileOutputstream<text:s/></text:span><text:span text:style-name="T5">("filename") -- (if file doesnot <text:tab/><text:tab/><text:tab/><text:tab/><text:tab/><text:tab/><text:tab/>exist, it ll be c</text:span><text:span text:style-name="T6">reated<text:s/></text:span><text:span text:style-name="T7">automatically)</text:span></text:p>
      <text:p text:style-name="P4"><text:span text:style-name="T7"><text:s text:c="7"/>2.Make an<text:s/></text:span><text:span text:style-name="T8">ObjectOutputStream - chain stream -<text:s text:c="2"/>It can't connect on their own and must be</text:span></text:p>
      <text:p text:style-name="P4"><text:span text:style-name="T8"><text:s text:c="7"/>chained to the connection stream</text:span><text:span text:style-name="T9"/></text:p>
      <text:p text:style-name="P4"><text:span text:style-name="T10"><text:tab/><text:tab/>ObjectOutputStream ob = new ObjectOutputStream (f)</text:span></text:p>
      <text:p text:style-name="P4"><text:span text:style-name="T11"><text:s text:c="5"/>3.write the object:</text:span></text:p>
      <text:p text:style-name="P4"><text:span text:style-name="T11"><text:tab/><text:tab/>ob.writeObject(objreference);</text:span></text:p>
      <text:p text:style-name="P4"><text:span text:style-name="T11"><text:s text:c="5"/>4.close the<text:s/></text:span><text:span text:style-name="T12">ObjectOutputStream :</text:span></text:p>
      <text:p text:style-name="P4"><text:span text:style-name="T12"><text:tab/><text:tab/>ob.close(); - closing the stream at the top closes the ones underneath. so the </text:span></text:p>
      <text:p text:style-name="P4"><text:span text:style-name="T12"><text:tab/><text:tab/>FileOutputstream and file ll be closed automatically)</text:span><text:span text:style-name="T13"/></text:p>
      <text:p text:style-name="P4"><text:span text:style-name="T13"/></text:p>
      <text:p text:style-name="P4"><text:span text:style-name="T13">Notice that for a class to be serialized successfully, two conditions must be met:</text:span></text:p>
      <text:list text:style-name="L5">
        <text:list-item>
          <text:p text:style-name="P5"><text:span text:style-name="T13">The class must implement the java.io.Serializable interface.</text:span></text:p>
        </text:list-item>
        <text:list-item>
          <text:p text:style-name="P5"><text:span text:style-name="T13">All of the fields in the class must be serializable. If a field is not serializable, it must be marked transient.If you want an object property to be not serialized to stream, you can use transient keyword</text:span></text:p>
        </text:list-item>
      </text:list>
      <text:p text:style-name="P6"><text:span text:style-name="T14">Serialization with Inheritance</text:span></text:p>
      <text:p text:style-name="P6"><text:span text:style-name="T15">Sometimes we need to extend a class that doesn’t implement Serializable interface. If we rely on the automatic<text:s text:c="2"/>serialization behavior and the superclass has some state, then they will not be converted to stream and hence not<text:s text:c="2"/>retrieved later on.</text:span></text:p>
      <text:p text:style-name="P6"><text:span text:style-name="T15">This is one place, where readObject() and writeObject() methods really help. By providing their implementation, we<text:s text:c="2"/>can save the super class state to the stream and then retrieve it later on. Let’s see this in action.</text:span></text:p>
      <text:p text:style-name="P6"><text:span text:style-name="T15">Notice that order of writing and reading the extra data to the stream should be same. We can put some logic in<text:s text:c="2"/>reading and writing data to make it secure.</text:span></text:p>
      <text:p text:style-name="P6"><text:span text:style-name="T15">Also notice that the class is implementing ObjectInputValidation interface. By implementing validateObject()<text:s text:c="2"/>method, we can put some business validations to make sure that the data integrity is not harmed.</text:span></text:p>
      <text:p text:style-name="P6"><text:span text:style-name="T16">Serialization Proxy Pattern</text:span></text:p>
      <text:p text:style-name="P6"><text:span text:style-name="T17">Java Serialization comes with some serious pitfalls such as;</text:span></text:p>
      <text:p text:style-name="P6"><text:span text:style-name="T17">The class structure can’t be changed a lot without breaking the serialization process. So even though we don’t need<text:s text:c="2"/>some variables later on, we need to keep them just for backward compatibility.</text:span></text:p>
      <text:p text:style-name="P6"><text:span text:style-name="T17">Serialization causes huge security risks, an attacker can change the stream sequence and cause harm to the system.<text:s text:c="2"/>For example, user role is serialized and an attacker change the stream value to make it admin and run malicious<text:s text:c="2"/>code.</text:span></text:p>
      <text:p text:style-name="P6"><text:span text:style-name="T17">Serialization Proxy pattern is a way to achieve greater security with Serialization. In this pattern, an inner<text:s text:c="2"/>private static class is used as a proxy class for serialization purpose. This class is designed in the way to<text:s text:c="2"/>maintain the state of the main class. This pattern is implemented by properly implementing readResolve() and<text:s text:c="2"/>writeReplace() methods.</text:span></text:p>
      <text:p text:style-name="P6"><text:span text:style-name="T18">What is the use of Serialization:</text:span></text:p>
      <text:list text:style-name="L7">
        <text:list-item>
          <text:p text:style-name="P7"><text:span text:style-name="T19">Write to Disk</text:span></text:p>
        </text:list-item>
        <text:list-item>
          <text:p text:style-name="P7"><text:span text:style-name="T19">Store in Memory</text:span></text:p>
        </text:list-item>
        <text:list-item>
          <text:p text:style-name="P7"><text:span text:style-name="T19">Sent byte stream to other platform over network</text:span></text:p>
        </text:list-item>
        <text:list-item>
          <text:p text:style-name="P7"><text:span text:style-name="T19">Save byte stream in DB(As BLOB)</text:span></text:p>
        </text:list-item>
      </text:list>
      <text:p text:style-name="P8"><text:span text:style-name="T20">Concept of serialVersionUID :</text:span></text:p>
      <text:p text:style-name="P8"><text:span text:style-name="T21">What is use of serialVersionUID?</text:span></text:p>
      <text:p text:style-name="P8"><text:span text:style-name="T21">serialVersionUID is used to ensure that same class(That was used during Serialization) is loaded during<text:s text:c="2"/>Deserialization.serialVersionUID is used for version control of object.You can read more at serialVersionUID in<text:s text:c="2"/>java serialization</text:span></text:p>
      <text:p text:style-name="P8"><text:span text:style-name="T21">Everytime an object is serialized the java serialization mechanism automatically computes a hash value.<text:s text:c="2"/>ObjectStreamClass's computeSerialVersionUID() method passes the class name, sorted member names, modifiers, and<text:s text:c="2"/>interfaces to the secure hash algorithm (SHA), which returns a hash value.The serialVersionUID is also called suid.</text:span></text:p>
      <text:p text:style-name="P8"><text:span text:style-name="T21">So when the serilaize object is retrieved , the JVM first evaluates the suid of the serialized class and compares<text:s text:c="2"/>the suid value with the one of the object. If the suid values match then the object is said to be compatible with<text:s text:c="2"/>the class and hence it is de-serialized. If not InvalidClassException exception is thrown.</text:span></text:p>
      <text:p text:style-name="P8"><text:span text:style-name="T21">In case, this ID is not specified by you, then Java compiler will regenerate a SerialVersionUID based on updated<text:s text:c="2"/>class and it will not be possible for the already serialized class to recover when a class field is added or<text:s text:c="2"/>modified. Its recommended that you always declare a serialVersionUID in your Serializable classes.</text:span></text:p>
      <text:p text:style-name="P8"><text:span text:style-name="T21"/></text:p>
      <text:p text:style-name="P8"><text:span text:style-name="T21">What if an object has a reference to other objects?</text:span></text:p>
      <text:p text:style-name="P8"><text:span text:style-name="T21">When you serialize any object and if it contain any other object reference then Java serialization serialize that<text:s text:c="2"/>object's entire object graph.</text:span></text:p>
      <text:p text:style-name="P8"><text:span text:style-name="T21"/></text:p>
      <text:p text:style-name="P8"><text:span text:style-name="T21">What if you don't have access to reference object's source code and ref obj doesn't implement Serializable<text:s text:c="2"/>interface?</text:span></text:p>
      <text:p text:style-name="P8"><text:span text:style-name="T21">You can create another class which extends address and make it serialzable but It can fails in many cases:</text:span></text:p>
      <text:p text:style-name="P8"><text:span text:style-name="T21">What if class is declared as final</text:span></text:p>
      <text:p text:style-name="P8"><text:span text:style-name="T21">What if class have reference to other non serializable object.</text:span></text:p>
      <text:p text:style-name="P8"><text:span text:style-name="T21">solution is you can make it transient.</text:span></text:p>
      <text:p text:style-name="P8"><text:span text:style-name="T21"/></text:p>
      <text:p text:style-name="P8"><text:span text:style-name="T21">What if you still want to save state of reference object(e.g above address object):</text:span></text:p>
      <text:p text:style-name="P8"><text:span text:style-name="T21">Java serialization provides a mechnism such that if you have private methods with particular signature then they<text:s text:c="2"/>will get called during serialization and deserialization so we will override writeObject and readObject method of<text:s text:c="2"/>class and they will be called during serialization and deserialization of object.</text:span></text:p>
      <text:p text:style-name="P8"><text:span text:style-name="T21">What<text:s text:c="2"/>if superclass is Serializable?</text:span></text:p>
      <text:p text:style-name="P8"><text:span text:style-name="T21">If superclass is serialzable then all its subclasses are automatically serializable.</text:span></text:p>
      <text:p text:style-name="P8"><text:span text:style-name="T21"/></text:p>
      <text:p text:style-name="P8"><text:span text:style-name="T21">What if superclass is not Serializable?</text:span></text:p>
      <text:p text:style-name="P8"><text:span text:style-name="T21">If super class is not serializable then we have to handle it quite differently.</text:span></text:p>
      <text:p text:style-name="P8"><text:span text:style-name="T21">If superclass is not serializable then it must have no argument constructor.</text:span></text:p>
      <text:p text:style-name="P8"><text:span text:style-name="T21">If superclass is not Serializable then all values of the instance variables inherited from super class will be<text:s text:c="2"/>initialized by calling constructor of Non-Serializable Super class during deserialization process.</text:span></text:p>
      <text:p text:style-name="P8"><text:span text:style-name="T21"/></text:p>
      <text:p text:style-name="P8"><text:span text:style-name="T21">What if superclass is Serializable but you don't want subclass to be Serializable</text:span></text:p>
      <text:p text:style-name="P8"><text:span text:style-name="T21">If you don't want subclass to serializable then you need to implement writeObject() and readObject() method and<text:s text:c="2"/>need to throw NotSerializableException from this methods.</text:span></text:p>
      <text:p text:style-name="P8"><text:span text:style-name="T21"/></text:p>
      <text:p text:style-name="P8"><text:span text:style-name="T21">Can you Serialize static variables?</text:span></text:p>
      <text:p text:style-name="P8"><text:span text:style-name="T21">No,you can't.As you know static variable are at class level not at object level and you serialize a object so you<text:s text:c="2"/>can't serialize static variables.</text:span></text:p>
      <text:p text:style-name="P8"><text:span text:style-name="T21">Saving static variables with each serialized object would have following problems:</text:span></text:p>
      <text:p text:style-name="P8"><text:span text:style-name="T21">It will make redundant copy of same variable in multiple objects which makes it in-efficient.</text:span></text:p>
      <text:p text:style-name="P8"><text:span text:style-name="T21">The static variable can be modified by any object and a serialized copy would be stale or not in sync with current<text:s text:c="2"/>value.</text:span></text:p>
      <text:p text:style-name="P8"><text:span text:style-name="T21"/></text:p>
      <text:p text:style-name="P8"><text:span text:style-name="T21">What will be the value of transient variable after de-serialization?</text:span></text:p>
      <text:p text:style-name="P8"><text:span text:style-name="T21">Ans) It’s default value.</text:span></text:p>
      <text:p text:style-name="P8"><text:span text:style-name="T21">e.g. if the transient variable in question is an int, it’s value after deserialization will be zero.</text:span></text:p>
      <text:p text:style-name="P8"><text:span text:style-name="T21"/></text:p>
      <text:p text:style-name="P8"><text:span text:style-name="T21">What is the Difference between Externalizable and Serializable Interfaces?</text:span></text:p>
      <text:p text:style-name="P8"><text:span text:style-name="T21">Serializable is a marker interface therefore you are not forced to implement any methods, however Externalizable<text:s text:c="2"/>contains two methods readExternal() and writeExternal() which must be implemented.</text:span></text:p>
      <text:p text:style-name="P8"><text:span text:style-name="T21">Serializable interface provides a inbuilt serialization mechanism to you which can be in-efficient at times.<text:s text:c="2"/>However Externilizable interface is designed to give you greater control over the serialization mechanism. The two<text:s text:c="2"/>methods provide you immense opportunity to enhance the performance of specific object serialization based on<text:s text:c="2"/>application needs.</text:span></text:p>
      <text:p text:style-name="P8"><text:span text:style-name="T21">Serializable interface provides a default serialization mechanism, on the other hand, Externalizable interface<text:s text:c="2"/>instead of relying on default Java Serialization provides flexibility to control this mechanism. One can<text:s text:c="2"/>drastically improve the application performance by implementing the Externalizable interface correctly. </text:span></text:p>
      <text:p text:style-name="P8"><text:span text:style-name="T21"/></text:p>
      <text:p text:style-name="P8"><text:span text:style-name="T21">When will you use Serializable or Externalizable interface? and why?</text:span></text:p>
      <text:p text:style-name="P8"><text:span text:style-name="T21">Most of the times when you want to do a selective attribute serialization you can use Serializable interface with<text:s text:c="2"/>transient modifier for variables not to be serialized. However, use of Externalizable interface can be really<text:s text:c="2"/>effective in cases when you have to serialize only some dynamically selected attributes of a large object. Lets<text:s text:c="2"/>take an example, Some times when you have a big Java object with hundreds of attributes and you want to serialize<text:s text:c="2"/>only a dozen dynamically selected attributes to keep the state of the object you should use Externalizable<text:s text:c="2"/>interface writeExternal method to selectively serialize the chosen attributes. In case you have small objects and<text:s text:c="2"/>you know that most or all attributes are required to be serialized then you should be fine with using Serializable<text:s text:c="2"/>interface and use of transient variable as appropriate.</text:span></text:p>
      <text:p text:style-name="P8"><text:span text:style-name="T21"/></text:p>
      <text:p text:style-name="P8"><text:span text:style-name="T21">What are the ways to speed up Object Serialization? How to improve Serialization performance?</text:span></text:p>
      <text:p text:style-name="P8"><text:span text:style-name="T21"><text:tab/>- Mark the unwanted or non Serializable attributes as transient. </text:span></text:p>
      <text:p text:style-name="P8"><text:span text:style-name="T21"><text:tab/>- Save only the state of the object, not the derived attributes.</text:span></text:p>
      <text:p text:style-name="P8"><text:span text:style-name="T21"><text:tab/>- Serialize attributes only with NON-default values.</text:span></text:p>
      <text:p text:style-name="P8"><text:span text:style-name="T21"><text:tab/>-Use Externalizable interface and implement the readExternal and writeExternal methods to dynamically<text:s text:c="2"/>identify the attributes to be serialized.</text:span></text:p>
      <text:p text:style-name="P8"><text:span text:style-name="T21"/></text:p>
      <text:p text:style-name="P8"><text:span text:style-name="T21">What are the alternatives to Serialization? If Serialization is not used, is it possible to persist or transfer an<text:s text:c="2"/>object using any other approach?</text:span></text:p>
      <text:p text:style-name="P8"><text:span text:style-name="T21"><text:tab/>- Saving object state to database</text:span></text:p>
      <text:p text:style-name="P8"><text:span text:style-name="T21"><text:tab/>- Xml based data transfer </text:span></text:p>
      <text:p text:style-name="P8"><text:span text:style-name="T21"><text:tab/>- JSON Data Transfer </text:span></text:p>
      <text:p text:style-name="P8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